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799cm"/>
    </style:style>
    <style:style style:name="Tableau1.B" style:family="table-column">
      <style:table-column-properties style:column-width="7.495cm"/>
    </style:style>
    <style:style style:name="Tableau1.C" style:family="table-column">
      <style:table-column-properties style:column-width="2.182cm"/>
    </style:style>
    <style:style style:name="Tableau1.D" style:family="table-column">
      <style:table-column-properties style:column-width="4.524cm"/>
    </style:style>
    <style:style style:name="Tableau1.A1" style:family="table-cell">
      <style:table-cell-properties style:vertical-align="middle" fo:padding="0.049cm" fo:border="none"/>
    </style:style>
    <style:style style:name="Tableau1.9" style:family="table-row">
      <style:table-row-properties style:min-row-height="0.649cm"/>
    </style:style>
    <style:style style:name="P1" style:family="paragraph" style:parent-style-name="Table_20_Contents">
      <style:text-properties fo:font-weight="bold" officeooo:rsid="001755e1" officeooo:paragraph-rsid="001755e1" style:font-weight-asian="bold" style:font-weight-complex="bold"/>
    </style:style>
    <style:style style:name="P2" style:family="paragraph" style:parent-style-name="Table_20_Contents">
      <style:text-properties officeooo:rsid="001755e1" officeooo:paragraph-rsid="001755e1"/>
    </style:style>
    <style:style style:name="P3" style:family="paragraph" style:parent-style-name="Standard">
      <style:text-properties officeooo:rsid="0012dc4b" officeooo:paragraph-rsid="0012dc4b"/>
    </style:style>
    <style:style style:name="P4" style:family="paragraph" style:parent-style-name="Standard">
      <style:text-properties fo:color="#ffffff" loext:opacity="100%" officeooo:rsid="0013951e" officeooo:paragraph-rsid="0012dc4b"/>
    </style:style>
    <style:style style:name="P5" style:family="paragraph" style:parent-style-name="Standard">
      <style:text-properties fo:color="#81d41a" loext:opacity="100%" officeooo:rsid="0013951e" officeooo:paragraph-rsid="0012dc4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13951e"/>
    </style:style>
    <style:style style:name="T3" style:family="text">
      <style:text-properties fo:color="#81d41a" loext:opacity="100%" officeooo:rsid="0013951e"/>
    </style:style>
    <style:style style:name="T4" style:family="text">
      <style:text-properties fo:color="#81d41a" loext:opacity="100%"/>
    </style:style>
    <style:style style:name="T5" style:family="text">
      <style:text-properties officeooo:rsid="00156f43"/>
    </style:style>
    <style:style style:name="T6" style:family="text">
      <style:text-properties officeooo:rsid="0013951e"/>
    </style:style>
    <style:style style:name="T7" style:family="text">
      <style:text-properties fo:color="#ff0000" loext:opacity="100%" officeooo:rsid="001755e1"/>
    </style:style>
    <style:style style:name="T8" style:family="text">
      <style:text-properties officeooo:rsid="001755e1"/>
    </style:style>
    <style:style style:name="T9" style:family="text">
      <style:text-properties fo:color="#81d41a" loext:opacity="100%" officeooo:rsid="00175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Table</text:p>
            </table:table-cell>
            <table:table-cell table:style-name="Tableau1.A1" office:value-type="string">
              <text:p text:style-name="Table_20_Heading">Champs élémentaires</text:p>
            </table:table-cell>
            <table:table-cell table:style-name="Tableau1.A1" office:value-type="string">
              <text:p text:style-name="Table_20_Heading">Champs calculés</text:p>
            </table:table-cell>
            <table:table-cell table:style-name="Tableau1.A1" office:value-type="string">
              <text:p text:style-name="Table_20_Heading">Paramètres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locations</text:span></text:p>
          </table:table-cell>
          <table:table-cell table:style-name="Tableau1.A1" office:value-type="string">
            <text:p text:style-name="Table_20_Contents">nom_loc, adresse_loc, code_postal_loc, capacite_loc, tarif_loc, description_loc, disponibilite_loc</text:p>
          </table:table-cell>
          <table:table-cell table:style-name="Tableau1.A1" office:value-type="string">
            <text:p text:style-name="Table_20_Contents">(aucun)</text:p>
          </table:table-cell>
          <table:table-cell table:style-name="Tableau1.A1" office:value-type="string">
            <text:p text:style-name="Table_20_Contents">date_ajout_loc, date_modif_loc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users</text:span></text:p>
          </table:table-cell>
          <table:table-cell table:style-name="Tableau1.A1" office:value-type="string">
            <text:p text:style-name="Table_20_Contents">nom_user, prenom_user, email_user, mot_de_passe_user, role_user</text:p>
          </table:table-cell>
          <table:table-cell table:style-name="Tableau1.A1" office:value-type="string">
            <text:p text:style-name="Table_20_Contents">(aucun)</text:p>
          </table:table-cell>
          <table:table-cell table:style-name="Tableau1.A1" office:value-type="string">
            <text:p text:style-name="Table_20_Contents">date_inscription, date_derniere_connexi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reservations</text:span></text:p>
          </table:table-cell>
          <table:table-cell table:style-name="Tableau1.A1" office:value-type="string">
            <text:p text:style-name="Table_20_Contents">date_reservation, heure_debut, heure_fin, statut_res</text:p>
          </table:table-cell>
          <table:table-cell table:style-name="Tableau1.A1" office:value-type="string">
            <text:p text:style-name="Table_20_Contents">(aucun)</text:p>
          </table:table-cell>
          <table:table-cell table:style-name="Tableau1.A1" office:value-type="string">
            <text:p text:style-name="Table_20_Contents">date_creati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lubs</text:span></text:p>
          </table:table-cell>
          <table:table-cell table:style-name="Tableau1.A1" office:value-type="string">
            <text:p text:style-name="Table_20_Contents">nom_club, description_club</text:p>
          </table:table-cell>
          <table:table-cell table:style-name="Tableau1.A1" office:value-type="string">
            <text:p text:style-name="Table_20_Contents">(aucun)</text:p>
          </table:table-cell>
          <table:table-cell table:style-name="Tableau1.A1" office:value-type="string">
            <text:p text:style-name="Table_20_Contents">date_creati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vents</text:span></text:p>
          </table:table-cell>
          <table:table-cell table:style-name="Tableau1.A1" office:value-type="string">
            <text:p text:style-name="Table_20_Contents">nom_event, date_event, heure_debut, heure_fin, description_event</text:p>
          </table:table-cell>
          <table:table-cell table:style-name="Tableau1.A1" office:value-type="string">
            <text:p text:style-name="Table_20_Contents">(aucun)</text:p>
          </table:table-cell>
          <table:table-cell table:style-name="Tableau1.A1" office:value-type="string">
            <text:p text:style-name="Table_20_Contents">date_creation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reviews</text:span></text:p>
          </table:table-cell>
          <table:table-cell table:style-name="Tableau1.A1" office:value-type="string">
            <text:p text:style-name="Table_20_Contents">note, commentaire</text:p>
          </table:table-cell>
          <table:table-cell table:style-name="Tableau1.A1" office:value-type="string">
            <text:p text:style-name="Table_20_Contents">(aucun)</text:p>
          </table:table-cell>
          <table:table-cell table:style-name="Tableau1.A1" office:value-type="string">
            <text:p text:style-name="Table_20_Contents">date_review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user_positions</text:span></text:p>
          </table:table-cell>
          <table:table-cell table:style-name="Tableau1.A1" office:value-type="string">
            <text:p text:style-name="Table_20_Contents">latitude, longitude</text:p>
          </table:table-cell>
          <table:table-cell table:style-name="Tableau1.A1" office:value-type="string">
            <text:p text:style-name="Table_20_Contents">(aucun)</text:p>
          </table:table-cell>
          <table:table-cell table:style-name="Tableau1.A1" office:value-type="string">
            <text:p text:style-name="Table_20_Contents">date_position</text:p>
          </table:table-cell>
        </table:table-row>
        <table:table-row table:style-name="Tableau1.9">
          <table:table-cell table:style-name="Tableau1.A1" office:value-type="string">
            <text:p text:style-name="P1">favorites</text:p>
          </table:table-cell>
          <table:table-cell table:style-name="Tableau1.A1" office:value-type="string">
            <text:p text:style-name="P2">(aucun)</text:p>
          </table:table-cell>
          <table:table-cell table:style-name="Tableau1.A1" office:value-type="string">
            <text:p text:style-name="P2">(aucun)</text:p>
          </table:table-cell>
          <table:table-cell table:style-name="Tableau1.A1" office:value-type="string">
            <text:p text:style-name="P2">date_ajouts</text:p>
          </table:table-cell>
        </table:table-row>
      </table:table>
      <text:p text:style-name="Standard"/>
      <text:p text:style-name="Standard"/>
      <text:p text:style-name="P3">- <text:span text:style-name="T1">Une Location </text:span>peut avoir <text:span text:style-name="T1">0 ou </text:span><text:span text:style-name="T2">N</text:span><text:span text:style-name="T1"> Reviews</text:span> mais <text:span text:style-name="T3">U</text:span><text:span text:style-name="T4">ne Review</text:span><text:span text:style-name="T3">s</text:span><text:span text:style-name="T4"> </text:span>peut avoir <text:span text:style-name="T3">1</text:span><text:span text:style-name="T4"> et </text:span><text:span text:style-name="T3">1</text:span><text:span text:style-name="T4"> seule Location</text:span></text:p>
      <text:p text:style-name="P3">- <text:span text:style-name="T1">Une Réservation</text:span> peut avoir <text:span text:style-name="T1">1 et 1 seule Location</text:span> <text:span text:style-name="T5">et</text:span> <text:span text:style-name="T3">U</text:span><text:span text:style-name="T4">ne Location</text:span> peut avoir <text:span text:style-name="T4">0 ou </text:span><text:span text:style-name="T3">N</text:span><text:span text:style-name="T4"> Réservation</text:span><text:span text:style-name="T3">s</text:span></text:p>
      <text:p text:style-name="P3">- <text:span text:style-name="T1">Un </text:span><text:span text:style-name="T2">Users</text:span><text:span text:style-name="T6"> peut avoir </text:span><text:span text:style-name="T2">0 ou N Reviews</text:span><text:span text:style-name="T6"> mais </text:span><text:span text:style-name="T3">Une Reviews</text:span><text:span text:style-name="T6"> peut avoir </text:span><text:span text:style-name="T3">1 et 1 seul Users</text:span></text:p>
      <text:p text:style-name="P3">- <text:span text:style-name="T2">Une Réservations</text:span><text:span text:style-name="T6"> peut avoir </text:span><text:span text:style-name="T2">1 et 1 seul Users </text:span><text:span text:style-name="T6">mais </text:span><text:span text:style-name="T3">Un Users</text:span><text:span text:style-name="T6"> peut avoir </text:span><text:span text:style-name="T3">0 ou N Réservations</text:span></text:p>
      <text:p text:style-name="P3">- <text:span text:style-name="T2">Une User_positions</text:span><text:span text:style-name="T6"> peut avoir </text:span><text:span text:style-name="T2">1 et 1 seule Users</text:span><text:span text:style-name="T6"> mais </text:span><text:span text:style-name="T3">Un Users </text:span><text:span text:style-name="T6">peut avoir </text:span><text:span text:style-name="T3">1 ou N User_Positions</text:span></text:p>
      <text:p text:style-name="P4">- <text:span text:style-name="T7">Un Users </text:span><text:span text:style-name="T8">peut avoir</text:span><text:span text:style-name="T7"> 0 ou N Favorites </text:span><text:span text:style-name="T8">mais </text:span><text:span text:style-name="T9">Un Favorites</text:span><text:span text:style-name="T8"> peut avoir </text:span><text:span text:style-name="T9">0 ou N Users</text:span></text:p>
      <text:p text:style-name="P3">- <text:span text:style-name="T2">Un Club</text:span><text:span text:style-name="T6"> peut avoir </text:span><text:span text:style-name="T2">0 ou N Events</text:span><text:span text:style-name="T6"> mais </text:span><text:span text:style-name="T3">un Events</text:span><text:span text:style-name="T6"> peut avoir </text:span><text:span text:style-name="T3">1 et 1 seul Club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11:38:09.867038700</meta:creation-date>
    <dc:date>2025-09-18T14:55:12.122035700</dc:date>
    <meta:editing-duration>PT26M26S</meta:editing-duration>
    <meta:editing-cycles>5</meta:editing-cycles>
    <meta:generator>LibreOffice/25.2.5.2$Windows_X86_64 LibreOffice_project/03d19516eb2e1dd5d4ccd751a0d6f35f35e08022</meta:generator>
    <meta:document-statistic meta:table-count="1" meta:image-count="0" meta:object-count="0" meta:page-count="1" meta:paragraph-count="43" meta:word-count="192" meta:character-count="1278" meta:non-whitespace-character-count="1129"/>
  </office:meta>
</office:document-meta>
</file>